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bullet-char="">
        <style:list-level-properties text:min-label-width="0.25in" text:list-level-position-and-space-mode="label-alignment">
          <style:list-level-label-alignment text:label-followed-by="listtab" fo:text-indent="0.25in"/>
        </style:list-level-properties>
        <style:text-properties style:font-name="Symbol"/>
      </text:list-level-style-bullet>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paragraph-properties fo:keep-with-next="always" style:text-autospace="none" fo:text-align="justify" fo:margin-bottom="0.1666in" style:line-height-at-least="0.1833in"/>
      <style:text-properties style:font-name-complex="Calibri" fo:font-weight="bold" style:font-weight-asian="bold" style:font-weight-complex="bold" fo:color="#008576" fo:font-size="12pt" style:font-size-asian="12pt" fo:language="en" fo:country="US"/>
    </style:style>
    <style:style style:name="P18" style:parent-style-name="Normální" style:family="paragraph">
      <style:paragraph-properties fo:keep-with-next="always" style:text-autospace="none" fo:text-align="justify" fo:margin-bottom="0.1666in" style:line-height-at-least="0.1833in"/>
    </style:style>
    <style:style style:name="T19" style:parent-style-name="Standardnípísmoodstavce" style:family="text">
      <style:text-properties style:font-name-complex="Calibri" fo:font-weight="bold" style:font-weight-asian="bold" style:font-weight-complex="bold" fo:color="#008576" fo:font-size="12pt" style:font-size-asian="12pt" fo:language="en" fo:country="US"/>
    </style:style>
    <style:style style:name="T20" style:parent-style-name="Standardnípísmoodstavce" style:family="text">
      <style:text-properties style:font-name-complex="Calibri" fo:font-weight="bold" style:font-weight-asian="bold" style:font-weight-complex="bold" fo:color="#008576" fo:font-size="12pt" style:font-size-asian="12pt"/>
    </style:style>
    <style:style style:name="P21" style:parent-style-name="Normální" style:family="paragraph">
      <style:paragraph-properties style:text-autospace="none" fo:text-align="justify" fo:margin-top="0.1388in" fo:margin-bottom="0.1388in" style:line-height-at-least="0.175in"/>
    </style:style>
    <style:style style:name="T22" style:parent-style-name="Standardnípísmoodstavce" style:family="text">
      <style:text-properties style:font-name-complex="Calibri" style:font-size-complex="11.5pt" fo:language="en" fo:country="US"/>
    </style:style>
    <style:style style:name="T23" style:parent-style-name="Standardnípísmoodstavce" style:family="text">
      <style:text-properties style:font-name-complex="Calibri" style:font-size-complex="11.5pt"/>
    </style:style>
    <style:style style:name="P24" style:parent-style-name="Normální" style:family="paragraph">
      <style:paragraph-properties style:text-autospace="none" fo:text-align="justify" fo:margin-top="0.1388in" fo:margin-bottom="0.1388in" style:line-height-at-least="0.175in"/>
    </style:style>
    <style:style style:name="T25" style:parent-style-name="Standardnípísmoodstavce" style:family="text">
      <style:text-properties style:font-name-complex="Calibri" style:font-size-complex="11.5pt" fo:language="en" fo:country="US"/>
    </style:style>
    <style:style style:name="T26" style:parent-style-name="Standardnípísmoodstavce" style:family="text">
      <style:text-properties style:font-name-complex="Calibri" style:font-size-complex="11.5pt"/>
    </style:style>
    <style:style style:name="P27" style:parent-style-name="Normální" style:family="paragraph">
      <style:paragraph-properties style:text-autospace="none" fo:text-align="justify" fo:margin-top="0.1388in" fo:margin-bottom="0.1388in" style:line-height-at-least="0.175in"/>
    </style:style>
    <style:style style:name="T28" style:parent-style-name="Standardnípísmoodstavce" style:family="text">
      <style:text-properties style:font-name-complex="Calibri" style:font-size-complex="11.5pt" fo:language="en" fo:country="US"/>
    </style:style>
    <style:style style:name="T29" style:parent-style-name="Standardnípísmoodstavce" style:family="text">
      <style:text-properties style:font-name-complex="Calibri" style:font-size-complex="11.5pt"/>
    </style:style>
    <style:style style:name="P30" style:parent-style-name="Normální" style:family="paragraph">
      <style:paragraph-properties style:text-autospace="none" fo:text-align="justify" fo:margin-top="0.1388in" fo:margin-bottom="0.1388in" style:line-height-at-least="0.175in"/>
    </style:style>
    <style:style style:name="T31" style:parent-style-name="Standardnípísmoodstavce" style:family="text">
      <style:text-properties style:font-name-complex="Calibri" style:font-size-complex="11.5pt" fo:language="en" fo:country="US"/>
    </style:style>
    <style:style style:name="T32" style:parent-style-name="Standardnípísmoodstavce" style:family="text">
      <style:text-properties style:font-name-complex="Calibri" style:font-size-complex="11.5pt"/>
    </style:style>
    <style:style style:name="P33" style:parent-style-name="Normální" style:family="paragraph">
      <style:paragraph-properties style:text-autospace="none" fo:text-align="justify" fo:margin-top="0.1388in" fo:margin-bottom="0.1388in" style:line-height-at-least="0.175in" fo:margin-left="0.5in" fo:text-indent="-0.25in">
        <style:tab-stops/>
      </style:paragraph-properties>
    </style:style>
    <style:style style:name="T34" style:parent-style-name="Standardnípísmoodstavce" style:family="text">
      <style:text-properties style:font-name-complex="Calibri" style:font-size-complex="11.5pt" fo:language="en" fo:country="US"/>
    </style:style>
    <style:style style:name="T35" style:parent-style-name="Standardnípísmoodstavce" style:family="text">
      <style:text-properties style:font-name-complex="Calibri" style:font-size-complex="11.5pt"/>
    </style:style>
    <style:style style:name="P36" style:parent-style-name="Normální" style:family="paragraph">
      <style:paragraph-properties style:text-autospace="none" fo:text-align="justify" fo:margin-top="0.1388in" fo:margin-bottom="0.1388in" style:line-height-at-least="0.175in" fo:margin-left="0.5in" fo:text-indent="-0.25in">
        <style:tab-stops/>
      </style:paragraph-properties>
    </style:style>
    <style:style style:name="T37" style:parent-style-name="Standardnípísmoodstavce" style:family="text">
      <style:text-properties style:font-name-complex="Calibri" style:font-size-complex="11.5pt" fo:language="en" fo:country="US"/>
    </style:style>
    <style:style style:name="T38" style:parent-style-name="Standardnípísmoodstavce" style:family="text">
      <style:text-properties style:font-name-complex="Calibri" style:font-size-complex="11.5pt"/>
    </style:style>
    <style:style style:name="P39" style:parent-style-name="Normální" style:family="paragraph">
      <style:paragraph-properties style:text-autospace="none" fo:text-align="justify" fo:margin-top="0.1388in" fo:margin-bottom="0.1388in" style:line-height-at-least="0.175in" fo:margin-left="0.5in" fo:text-indent="-0.25in">
        <style:tab-stops/>
      </style:paragraph-properties>
    </style:style>
    <style:style style:name="T40" style:parent-style-name="Standardnípísmoodstavce" style:family="text">
      <style:text-properties style:font-name-complex="Calibri" style:font-size-complex="11.5pt" fo:language="en" fo:country="US"/>
    </style:style>
    <style:style style:name="T41" style:parent-style-name="Standardnípísmoodstavce" style:family="text">
      <style:text-properties style:font-name-complex="Calibri" style:font-size-complex="11.5pt"/>
    </style:style>
    <style:style style:name="P42" style:parent-style-name="Normální" style:family="paragraph">
      <style:paragraph-properties style:text-autospace="none" fo:text-align="justify" fo:margin-top="0.1388in" fo:margin-bottom="0.1388in" style:line-height-at-least="0.175in"/>
    </style:style>
    <style:style style:name="T43" style:parent-style-name="Standardnípísmoodstavce" style:family="text">
      <style:text-properties style:font-name-complex="Calibri" style:font-size-complex="11.5pt" fo:language="en" fo:country="US"/>
    </style:style>
    <style:style style:name="T44" style:parent-style-name="Standardnípísmoodstavce" style:family="text">
      <style:text-properties style:font-name-complex="Calibri" style:font-size-complex="11.5pt"/>
    </style:style>
    <style:style style:name="P45" style:parent-style-name="Normální" style:family="paragraph">
      <style:paragraph-properties style:text-autospace="none" fo:text-align="justify" fo:margin-top="0.1388in" fo:margin-bottom="0.1388in" style:line-height-at-least="0.175in"/>
      <style:text-properties style:font-name-complex="Calibri" fo:font-weight="bold" style:font-weight-asian="bold" style:font-weight-complex="bold" fo:color="#008576" style:font-size-complex="11.5pt" fo:language="en" fo:country="US"/>
    </style:style>
    <style:style style:name="P46" style:parent-style-name="Normální" style:family="paragraph">
      <style:paragraph-properties style:text-autospace="none" fo:text-align="justify" fo:margin-top="0.1388in" fo:margin-bottom="0.1388in" style:line-height-at-least="0.175in"/>
    </style:style>
    <style:style style:name="T47" style:parent-style-name="Standardnípísmoodstavce" style:family="text">
      <style:text-properties style:font-name-complex="Calibri" style:font-size-complex="11.5pt" fo:language="en" fo:country="US"/>
    </style:style>
    <style:style style:name="T48" style:parent-style-name="Standardnípísmoodstavce" style:family="text">
      <style:text-properties style:font-name-complex="Calibri" style:font-size-complex="11.5pt"/>
    </style:style>
    <style:style style:name="P49" style:parent-style-name="Normální" style:family="paragraph">
      <style:paragraph-properties style:text-autospace="none" fo:text-align="justify" fo:margin-top="0.1388in" fo:margin-bottom="0.1388in" style:line-height-at-least="0.175in"/>
      <style:text-properties style:font-name-complex="Calibri" fo:font-weight="bold" style:font-weight-asian="bold" style:font-weight-complex="bold" fo:color="#008576" style:font-size-complex="11.5pt" fo:language="en" fo:country="US"/>
    </style:style>
    <style:style style:name="P50" style:parent-style-name="Normální" style:family="paragraph">
      <style:paragraph-properties style:text-autospace="none" fo:text-align="justify" fo:margin-top="0.1388in" fo:margin-bottom="0.1388in" style:line-height-at-least="0.175in"/>
    </style:style>
    <style:style style:name="T51" style:parent-style-name="Standardnípísmoodstavce" style:family="text">
      <style:text-properties style:font-name-complex="Calibri" style:font-size-complex="11.5pt" fo:language="en" fo:country="US"/>
    </style:style>
    <style:style style:name="T52" style:parent-style-name="Standardnípísmoodstavce" style:family="text">
      <style:text-properties style:font-name-complex="Calibri" style:font-size-complex="11.5pt"/>
    </style:style>
    <style:style style:name="P53" style:parent-style-name="Normální" style:family="paragraph">
      <style:paragraph-properties style:text-autospace="none" fo:text-align="justify" fo:margin-top="0.1388in" fo:margin-bottom="0.1388in" style:line-height-at-least="0.175in"/>
    </style:style>
    <style:style style:name="T54" style:parent-style-name="Standardnípísmoodstavce" style:family="text">
      <style:text-properties style:font-name-complex="Calibri" style:font-size-complex="11.5pt" fo:language="en" fo:country="US"/>
    </style:style>
    <style:style style:name="T55" style:parent-style-name="Standardnípísmoodstavce" style:family="text">
      <style:text-properties style:font-name-complex="Calibri" style:font-size-complex="11.5pt"/>
    </style:style>
    <style:style style:name="T56" style:parent-style-name="Standardnípísmoodstavce" style:family="text">
      <style:text-properties style:font-name-complex="Calibri" fo:color="#FF0000" style:font-size-complex="11.5pt"/>
    </style:style>
    <style:style style:name="T57" style:parent-style-name="Standardnípísmoodstavce" style:family="text">
      <style:text-properties style:font-name-complex="Calibri" style:font-size-complex="11.5pt"/>
    </style:style>
    <style:style style:name="P58" style:parent-style-name="Normální" style:family="paragraph">
      <style:paragraph-properties style:text-autospace="none" fo:text-align="justify" fo:margin-top="0.1388in" fo:margin-bottom="0.1388in" style:line-height-at-least="0.175in"/>
      <style:text-properties style:font-name-complex="Calibri" fo:font-weight="bold" style:font-weight-asian="bold" style:font-weight-complex="bold" fo:color="#008576" style:font-size-complex="11.5pt" fo:language="en" fo:country="US"/>
    </style:style>
    <style:style style:name="P59" style:parent-style-name="Normální" style:family="paragraph">
      <style:paragraph-properties style:text-autospace="none" fo:text-align="justify" fo:margin-top="0.1388in" fo:margin-bottom="0.1388in" style:line-height-at-least="0.175in"/>
    </style:style>
    <style:style style:name="T60" style:parent-style-name="Standardnípísmoodstavce" style:family="text">
      <style:text-properties style:font-name-complex="Calibri" style:font-size-complex="11.5pt" fo:language="en" fo:country="US"/>
    </style:style>
    <style:style style:name="T61" style:parent-style-name="Standardnípísmoodstavce" style:family="text">
      <style:text-properties style:font-name-complex="Calibri" style:font-size-complex="11.5pt"/>
    </style:style>
    <style:style style:name="P62" style:parent-style-name="Normální" style:family="paragraph">
      <style:paragraph-properties style:text-autospace="none" fo:text-align="justify" fo:margin-top="0.1388in" fo:margin-bottom="0.1388in" style:line-height-at-least="0.175in"/>
    </style:style>
    <style:style style:name="T63" style:parent-style-name="Standardnípísmoodstavce" style:family="text">
      <style:text-properties style:font-name-complex="Calibri" style:font-size-complex="11.5pt" fo:language="en" fo:country="US"/>
    </style:style>
    <style:style style:name="T64" style:parent-style-name="Standardnípísmoodstavce" style:family="text">
      <style:text-properties style:font-name-complex="Calibri" style:font-size-complex="11.5pt" fo:language="en" fo:country="US"/>
    </style:style>
    <style:style style:name="T65" style:parent-style-name="Standardnípísmoodstavce" style:family="text">
      <style:text-properties style:font-name-complex="Calibri" style:font-size-complex="11.5pt"/>
    </style:style>
    <style:style style:name="T66" style:parent-style-name="Standardnípísmoodstavce" style:family="text">
      <style:text-properties style:font-name-complex="Calibri" fo:font-weight="bold" style:font-weight-asian="bold" style:font-weight-complex="bold" fo:color="#008576" style:text-position="super 65.2%" style:font-size-complex="11.5pt"/>
    </style:style>
    <style:style style:name="T67" style:parent-style-name="Standardnípísmoodstavce" style:family="text">
      <style:text-properties style:font-name-complex="Calibri" style:font-size-complex="11.5pt"/>
    </style:style>
    <style:style style:name="T68" style:parent-style-name="Standardnípísmoodstavce" style:family="text">
      <style:text-properties style:font-name-complex="Calibri" fo:font-weight="bold" style:font-weight-asian="bold" style:font-weight-complex="bold" style:font-size-complex="11.5pt"/>
    </style:style>
    <style:style style:name="T69" style:parent-style-name="Standardnípísmoodstavce" style:family="text">
      <style:text-properties style:font-name-complex="Calibri" style:font-size-complex="11.5pt"/>
    </style:style>
    <style:style style:name="T70" style:parent-style-name="Standardnípísmoodstavce" style:family="text">
      <style:text-properties style:font-name-complex="Calibri" fo:font-weight="bold" style:font-weight-asian="bold" style:font-weight-complex="bold" style:font-size-complex="11.5pt"/>
    </style:style>
    <style:style style:name="T71" style:parent-style-name="Standardnípísmoodstavce" style:family="text">
      <style:text-properties style:font-name-complex="Calibri" style:font-size-complex="11.5pt"/>
    </style:style>
    <style:style style:name="P72"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73"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74" style:parent-style-name="Normální" style:family="paragraph">
      <style:paragraph-properties style:text-autospace="none" fo:text-align="center" fo:margin-left="2.1659in">
        <style:tab-stops/>
      </style:paragraph-properties>
      <style:text-properties style:font-name-complex="Calibri" style:font-size-complex="11.5pt" fo:language="en" fo:country="US"/>
    </style:style>
    <style:style style:name="P75" style:parent-style-name="Normální" style:family="paragraph">
      <style:paragraph-properties style:text-autospace="none" fo:text-align="center" fo:margin-left="2.1659in">
        <style:tab-stops/>
      </style:paragraph-properties>
    </style:style>
    <style:style style:name="T76" style:parent-style-name="Standardnípísmoodstavce" style:family="text">
      <style:text-properties style:font-name-complex="Calibri" style:font-size-complex="11.5pt" fo:language="en" fo:country="US"/>
    </style:style>
    <style:style style:name="T77" style:parent-style-name="Standardnípísmoodstavce" style:family="text">
      <style:text-properties style:font-name-complex="Calibri" style:font-size-complex="11.5pt"/>
    </style:style>
    <style:style style:name="P78" style:parent-style-name="Normální" style:family="paragraph">
      <style:paragraph-properties style:text-autospace="none" fo:text-align="center" fo:margin-left="2.1659in">
        <style:tab-stops/>
      </style:paragraph-properties>
    </style:style>
    <style:style style:name="T79" style:parent-style-name="Standardnípísmoodstavce" style:family="text">
      <style:text-properties style:font-name-complex="Calibri" style:font-size-complex="11.5pt" fo:language="en" fo:country="US"/>
    </style:style>
    <style:style style:name="T80" style:parent-style-name="Standardnípísmoodstavce" style:family="text">
      <style:text-properties style:font-name-complex="Calibri" style:font-size-complex="11.5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text:s/>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57/2021<text:bookmark-end text:name="Text14"/></text:p>
            <text:p text:style-name="Normální">KVOP-32455/2021<text:bookmark-end text:name="Text2"/></text:p>
            <text:p text:style-name="Normální"><text:bookmark-start text:name="Text6"/>03. 08. 2021<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8"/>Vážená paní<text:bookmark-end text:name="Text8"/></text:p>
            <text:p text:style-name="Normální">Z. P.</text:p>
            <text:p text:style-name="Normální"/>
            <text:p text:style-name="Normální"/>
            <text:p text:style-name="Normální"/>
            <text:p text:style-name="Normální"/>
            <text:p text:style-name="Normální"/>
            <text:p text:style-name="Normální"/>
          </table:table-cell>
        </table:table-row>
      </table:table>
      <text:p text:style-name="P17"/>
      <text:p text:style-name="P18"><text:span text:style-name="T19">Sd</text:span><text:span text:style-name="T20">ělení o poskytnutí informace podle zákona č. 106/1999 Sb., o svobodném přístupu k informacím, ve znění pozdějších předpisů</text:span></text:p>
      <text:p text:style-name="P21"><text:span text:style-name="T22">Vážená paní P.</text:span><text:span text:style-name="T23">,</text:span></text:p>
      <text:p text:style-name="P24"><text:span text:style-name="T25">dne 27.<text:s/></text:span><text:span text:style-name="T26">července 2021 obdržela Kancelář veřejného ochránce práv Váš dopis, ve kterém se opětovně obracíte na veřejného ochránce práv se stížností na jednání některých úřadů a institucí (především zmiňujete Městský úřad Valašské Klobouky, Ministerstvo vnitra, Policii České republiky, Okresní soud ve Zlíně, soudní exekutory Dědka a Vránu, orgán sociálně-právní ochrany dětí, Českou správu sociálního zabezpečení a Okresní správu sociálního zabezpečení ve Zlíně). V tomto ohledu zejména namítáte zneužívání Vašich osobních údajů a identity, podvodné jednání, podjatost soudců, nezákonnost vedení (promlčené) exekuce a srážek z Vašeho důchodu, nečinnost povinných subjektu v rámci vyřizování Vašich žádostí o informace, diskriminační jednání a šikanu ze strany úředníků, neboť Vám účelově brání prosazovat Vaše práva, poukazujete na špatné zastupování opatrovnice (paní Šimanové) a na nekalé a mafiánské praktiky úředníků, a také si v závěru svého podání stěžujete, že Vám orgány veřejné moci doposud neodpověděly na Váš dotaz, proč si opatřily/prohlížely Vaše osobní údaje z registru obyvatel. Současně se dotazujete, proč si Kancelář veřejného ochránce práv prohlížela Váš výpis z evidence obyvatel, a uvádíte, že žádáte o poskytnutí informace dle zákona č. 106/1999 Sb., o svobodném přístupu k informacím, ve znění pozdějších předpisů (dále jen „zákon o svobodném přístupu k informacím“).</text:span></text:p>
      <text:p text:style-name="P27"><text:span text:style-name="T28">Dovolte mi se k Vašemu dopisu vyjád</text:span><text:span text:style-name="T29">řit.</text:span></text:p>
      <text:p text:style-name="P30"><text:span text:style-name="T31">Podle obsahu Vašeho dopisu byly jako žádosti o poskytnutí informace ve smyslu zákona o svobodném p</text:span><text:span text:style-name="T32">řístupu k informacím interpretovány Vaše následující dotazy:</text:span></text:p>
      <text:list text:style-name="LFO11" text:continue-numbering="true">
        <text:list-item>
          <text:p text:style-name="P33"><text:span text:style-name="T34">jak máte dále postupovat, resp. jak se m</text:span><text:span text:style-name="T35">ůžete bránit, pokud Vám povinné subjekty neodpovídají na Vaše žádosti o informace ve smyslu zákona o svobodném přístupu k informacím,</text:span></text:p>
        </text:list-item>
        <text:list-item>
          <text:p text:style-name="P36"><text:span text:style-name="T37">z jakého d</text:span><text:span text:style-name="T38">ůvodu si Kancelář veřejného ochránce práv si dne 1. prosince 2020 v čase mezi 14:57 a 15:08 hod 5x prohlížela Váš výpis z evidence obyvatel,<text:s/></text:span></text:p>
        </text:list-item>
        <text:list-item>
          <text:p text:style-name="P39"><text:span text:style-name="T40">jak se m</text:span><text:span text:style-name="T41">ůžete domoci odpovědí orgánů veřejné moci na Vaše dotazy týkající se objasnění důvodu a účelu využití Vašich osobních údajů v registru obyvatel.</text:span></text:p>
        </text:list-item>
      </text:list>
      <text:soft-page-break/>
      <text:p text:style-name="P42"><text:span text:style-name="T43">Ve smyslu zákona o svobodném p</text:span><text:span text:style-name="T44">řístupu k informacím Vám poskytuji níže uvedené informace:</text:span></text:p>
      <text:p text:style-name="P45">K bodu ad a)</text:p>
      <text:p text:style-name="P46"><text:span text:style-name="T47">V p</text:span><text:span text:style-name="T48">řípadě, že Vám povinné subjekty neodpovídají na Vaše žádosti o informace, máte možnost podat stížnost ve smyslu § 16a zákona o svobodném přístupu k informacím. Stížnost je ovšem nutné podat ve lhůtě 30 dnů ode dne, kdy povinnému subjektu marně uplynula lhůta pro poskytnutí informace.</text:span></text:p>
      <text:p text:style-name="P49">K bodu ad b)</text:p>
      <text:p text:style-name="P50"><text:span text:style-name="T51">Zástupkyn</text:span><text:span text:style-name="T52">ě veřejného ochránce práv si vyžádala informace z evidence obyvatel v souvislosti s vyřizováním Vašeho podnětu evidovaného pod č. j. KVOPX00AT9A3VOP, resp. pod sp. zn. 6220/2020/VOP. Učinila tak z toho důvodu, že chtěla prošetřit odůvodněnost Vašich námitek směřujících vůči podvodnému jednání opatrovníka, kterého jste označila jako „opatrovník obec.“ Jelikož zástupkyně ochránce z evidence obyvatel zjistila, že nemáte ustanoveného žádného opatrovníka, sdělila Vám, že se Vašemu tvrzení nebude dále věnovat.</text:span></text:p>
      <text:p text:style-name="P53"><text:span text:style-name="T54">P</text:span><text:span text:style-name="T55">řipomínám, že tento dotaz jsem Vám již zodpověděl ve svých dopisech č. j. KVOP-20330/2021 a KVOP-26176/2021, přičemž zákonnost mého postupu potvrdil nadřízený úřad</text:span><text:span text:style-name="T56"><text:s/></text:span><text:span text:style-name="T57">v rámci vyřizování Vaší stížnosti.</text:span></text:p>
      <text:p text:style-name="P58">K bodu ad c)</text:p>
      <text:p text:style-name="P59"><text:span text:style-name="T60">Pokud Vám dot</text:span><text:span text:style-name="T61">čené orgány veřejné moci neodpovídají na Vaše dotazy ve věci objasnění důvodu a účelu využití Vašich osobních údajů v registru obyvatel, požádejte o pomoc Úřad pro ochranu osobních údajů (dále jen „Úřad“), který je na základě zákona o zpracování osobních údajů ústředním správním úřadem pro oblast ochrany osobních údajů. Ve svém podání blíže popište svou situaci (tj. na které orgány veřejné moci jste se obrátila, které informace ze záznamu o využívání Vašich údajů v registru obyvatel chcete objasnit, apod.). Na Úřad se můžete obrátit i tehdy, pokud budete chtít vyjádřit svou nespokojenost ohledně informací, které Vám budou ze strany dotázaných orgánů veřejné moci dodatečně poskytnuty.</text:span></text:p>
      <text:p text:style-name="P62"><text:span text:style-name="T63">Vážená paní P</text:span><text:span text:style-name="T64">.</text:span><text:span text:style-name="T65">, jak již jsem Vás informoval ve svém posledním dopise,</text:span><text:span text:style-name="T66"><text:s/></text:span><text:span text:style-name="T67">další Vámi zmiňované skutečnosti (stížnosti na jednání některých úřadů)<text:s/></text:span><text:span text:style-name="T68">nelze</text:span><text:span text:style-name="T69"><text:s/></text:span><text:span text:style-name="T70">považovat za žádosti o poskytnutí informace</text:span><text:span text:style-name="T71"><text:s/>ve smyslu zákona o svobodném přístupu k informacím. Nebudu proto na ně reagovat.</text:span></text:p>
      <text:p text:style-name="P72">S pozdravem</text:p>
      <text:p text:style-name="P73"/>
      <text:p text:style-name="P74"/>
      <text:p text:style-name="P75"><text:span text:style-name="T76">JUDr. Pavel Po</text:span><text:span text:style-name="T77">řízek, Ph.D.</text:span></text:p>
      <text:p text:style-name="P78"><text:span text:style-name="T79">vedoucí Kancelá</text:span><text:span text:style-name="T80">ře veřejného ochránce práv</text:span></text:p>
      <text:h text:style-name="Nadpis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5%"/>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style>
    <style:style style:name="kubikova" style:display-name="kubikova" style:family="text">
      <style:text-properties style:font-name="Trebuchet MS" fo:color="#808000" fo:font-size="11pt" style:font-size-asian="11pt" style:text-underline-type="none"/>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fo:margin-left="0.3937in" fo:text-indent="-0.3937in">
        <style:tab-stops>
          <style:tab-stop style:type="left" style:position="0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fo:margin-left="0.3937in" fo:text-indent="-0.3937in">
        <style:tab-stops>
          <style:tab-stop style:type="left" style:position="0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complex="Times New Roman"/>
    </style:style>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2LVL1" style:family="text">
      <style:text-properties style:font-name-complex="Times New Roman"/>
    </style:style>
    <style:style style:name="WW_CharLFO3LVL1" style:family="text">
      <style:text-properties style:font-name-complex="Times New Roman"/>
    </style: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4LVL1" style:family="text">
      <style:text-properties style:font-name-complex="Times New Roman"/>
    </style:style>
    <style:style style:name="WW_CharLFO5LVL1" style:family="text">
      <style:text-properties style:font-name-complex="Times New Roman"/>
    </style:style>
    <style:style style:name="WW_CharLFO6LVL1" style:family="text">
      <style:text-properties style:font-name-complex="Times New Roman"/>
    </style:style>
    <style:style style:name="WW_CharLFO7LVL1" style:family="text">
      <style:text-properties style:font-name="Wingding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bullet-char="">
        <style:list-level-properties text:min-label-width="0.25in" text:list-level-position-and-space-mode="label-alignment">
          <style:list-level-label-alignment text:label-followed-by="listtab" fo:text-indent="0.25in"/>
        </style:list-level-properties>
        <style:text-properties style:font-name="Symbol"/>
      </text:list-level-style-bullet>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name="Calibri"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header>
        <text:p text:style-name="Záhlaví"/>
      </style:header>
      <style:footer>
        <text:p text:style-name="P8"><text:span text:style-name="T9"><text:page-number text:fixed="false">2</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BL4OJ*</text:span>*KVOPX00BL4OJ*</text:p>
        <text:p text:style-name="P12"><text:span text:style-name="T13">KVOPX00BL4OJ</text:span>KVOPX00BL4OJ</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1-08-19T08:14:00Z</meta:creation-date>
    <dc:date>2021-08-19T08:14:00Z</dc:date>
    <meta:print-date>2021-08-03T09:38:00Z</meta:print-date>
    <meta:template xlink:href="KVOP_dopis%20vedoucího" xlink:type="simple"/>
    <meta:editing-cycles>2</meta:editing-cycles>
    <meta:editing-duration>PT60S</meta:editing-duration>
    <meta:user-defined meta:name="ContentTypeId">0x010100D3A71DC738674B4893D02C4CA0E22FAC</meta:user-defined>
    <meta:document-statistic meta:page-count="2" meta:paragraph-count="9" meta:word-count="661" meta:character-count="4556" meta:row-count="32" meta:non-whitespace-character-count="3904"/>
  </office:meta>
</office:document-meta>
</file>